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language="en" fo:country="US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3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gr1" style:family="graphic">
      <style:graphic-properties draw:ole-draw-aspect="1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Parameters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1" office:value-type="string">
            <text:p>Stabilizer</text:p>
          </table:table-cell>
          <table:table-cell table:style-name="ce3" office:value-type="percentage" office:value="0.3">
            <text:p>30,00%</text:p>
          </table:table-cell>
          <table:table-cell table:style-name="ce3" table:number-columns-repeated="3"/>
          <table:table-cell table:formula="of:=1-[.B2]" office:value-type="percentage" office:value="0.7">
            <text:p>70,00%</text:p>
          </table:table-cell>
          <table:table-cell table:formula="of:=1+[.B2]" office:value-type="percentage" office:value="1.3">
            <text:p>130,00%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>
            <text:p>Measures</text:p>
          </table:table-cell>
          <table:table-cell table:style-name="ce2" office:value-type="string">
            <text:p>Values</text:p>
          </table:table-cell>
          <table:table-cell table:style-name="ce2" office:value-type="string">
            <text:p>X * Y</text:p>
          </table:table-cell>
          <table:table-cell table:style-name="ce2" office:value-type="string">
            <text:p>X^2</text:p>
          </table:table-cell>
          <table:table-cell table:style-name="ce6" office:value-type="string">
            <text:p>Slope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Classification</text:p>
          </table:table-cell>
          <table:table-cell/>
          <table:table-cell table:style-name="ce1" office:value-type="string">
            <text:p>Reason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formula="of:=[.B4]*[.A4]" office:value-type="float" office:value="100">
            <text:p>100</text:p>
          </table:table-cell>
          <table:table-cell table:formula="of:=[.A4]^2" office:value-type="float" office:value="1">
            <text:p>1</text:p>
          </table:table-cell>
          <table:table-cell/>
          <table:table-cell table:style-name="ce9" table:formula="of:=[.B4]/[.$B$20]" office:value-type="percentage" office:value="1.00267379679144">
            <text:p>100,27%</text:p>
          </table:table-cell>
          <table:table-cell table:formula="of:=IF([.F4]&gt;(1+[.$B$2]);&quot;UP&quot;;IF([.F4]&lt;(1-[.$B$2]);&quot;DOWN&quot;;&quot;STABLE&quot;))" office:value-type="string" office:string-value="STABLE">
            <text:p>STABLE</text:p>
          </table:table-cell>
          <table:table-cell/>
          <table:table-cell office:value-type="string">
            <text:p>UP</text:p>
          </table:table-cell>
          <table:table-cell table:style-name="ce7" table:formula="of:=COUNTIF([.G$4:.G$18];[.I4])" office:value-type="float" office:value="6">
            <text:p>6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style-name="ce4" office:value-type="float" office:value="150">
            <text:p>150</text:p>
          </table:table-cell>
          <table:table-cell table:formula="of:=[.B5]*[.A5]" office:value-type="float" office:value="300">
            <text:p>300</text:p>
          </table:table-cell>
          <table:table-cell table:formula="of:=[.A5]^2" office:value-type="float" office:value="4">
            <text:p>4</text:p>
          </table:table-cell>
          <table:table-cell/>
          <table:table-cell table:style-name="ce9" table:formula="of:=[.B5]/[.$B$20]" office:value-type="percentage" office:value="1.50401069518717">
            <text:p>150,40%</text:p>
          </table:table-cell>
          <table:table-cell table:formula="of:=IF([.F5]&gt;(1+[.$B$2]);&quot;UP&quot;;IF([.F5]&lt;(1-[.$B$2]);&quot;DOWN&quot;;&quot;STABLE&quot;))" office:value-type="string" office:string-value="UP">
            <text:p>UP</text:p>
          </table:table-cell>
          <table:table-cell/>
          <table:table-cell office:value-type="string">
            <text:p>STABLE</text:p>
          </table:table-cell>
          <table:table-cell table:style-name="ce7" table:formula="of:=COUNTIF([.G$4:.G$18];[.I5])" office:value-type="float" office:value="4">
            <text:p>4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table:style-name="ce4" office:value-type="float" office:value="70">
            <text:p>70</text:p>
          </table:table-cell>
          <table:table-cell table:formula="of:=[.B6]*[.A6]" office:value-type="float" office:value="210">
            <text:p>210</text:p>
          </table:table-cell>
          <table:table-cell table:formula="of:=[.A6]^2" office:value-type="float" office:value="9">
            <text:p>9</text:p>
          </table:table-cell>
          <table:table-cell/>
          <table:table-cell table:style-name="ce9" table:formula="of:=[.B6]/[.$B$20]" office:value-type="percentage" office:value="0.701871657754011">
            <text:p>70,19%</text:p>
          </table:table-cell>
          <table:table-cell table:formula="of:=IF([.F6]&gt;(1+[.$B$2]);&quot;UP&quot;;IF([.F6]&lt;(1-[.$B$2]);&quot;DOWN&quot;;&quot;STABLE&quot;))" office:value-type="string" office:string-value="STABLE">
            <text:p>STABLE</text:p>
          </table:table-cell>
          <table:table-cell/>
          <table:table-cell office:value-type="string">
            <text:p>DOWN</text:p>
          </table:table-cell>
          <table:table-cell table:style-name="ce7" table:formula="of:=COUNTIF([.G$4:.G$18];[.I6])" office:value-type="float" office:value="5">
            <text:p>5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table:style-name="ce4" office:value-type="float" office:value="200">
            <text:p>200</text:p>
          </table:table-cell>
          <table:table-cell table:formula="of:=[.B7]*[.A7]" office:value-type="float" office:value="800">
            <text:p>800</text:p>
          </table:table-cell>
          <table:table-cell table:formula="of:=[.A7]^2" office:value-type="float" office:value="16">
            <text:p>16</text:p>
          </table:table-cell>
          <table:table-cell/>
          <table:table-cell table:style-name="ce9" table:formula="of:=[.B7]/[.$B$20]" office:value-type="percentage" office:value="2.00534759358289">
            <text:p>200,53%</text:p>
          </table:table-cell>
          <table:table-cell table:formula="of:=IF([.F7]&gt;(1+[.$B$2]);&quot;UP&quot;;IF([.F7]&lt;(1-[.$B$2]);&quot;DOWN&quot;;&quot;STABLE&quot;))" office:value-type="string" office:string-value="UP">
            <text:p>UP</text:p>
          </table:table-cell>
          <table:table-cell/>
          <table:table-cell office:value-type="string">
            <text:p>Result</text:p>
          </table:table-cell>
          <table:table-cell table:style-name="ce10" table:formula="of:=IF(ABS([.J4]-[.J6])&lt;[.J5];&quot;STABLE&quot;;IF([.J4]&gt;[.J6];&quot;UP&quot;;&quot;DOWN&quot;))" office:value-type="string" office:string-value="STABLE">
            <text:p>STABLE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table:style-name="ce4" office:value-type="float" office:value="70">
            <text:p>70</text:p>
          </table:table-cell>
          <table:table-cell table:formula="of:=[.B8]*[.A8]" office:value-type="float" office:value="350">
            <text:p>350</text:p>
          </table:table-cell>
          <table:table-cell table:formula="of:=[.A8]^2" office:value-type="float" office:value="25">
            <text:p>25</text:p>
          </table:table-cell>
          <table:table-cell/>
          <table:table-cell table:style-name="ce9" table:formula="of:=[.B8]/[.$B$20]" office:value-type="percentage" office:value="0.701871657754011">
            <text:p>70,19%</text:p>
          </table:table-cell>
          <table:table-cell table:formula="of:=IF([.F8]&gt;(1+[.$B$2]);&quot;UP&quot;;IF([.F8]&lt;(1-[.$B$2]);&quot;DOWN&quot;;&quot;STABLE&quot;))" office:value-type="string" office:string-value="STABLE">
            <text:p>STABLE</text:p>
          </table:table-cell>
          <table:table-cell/>
          <table:table-cell table:style-name="ce1"/>
          <table:table-cell table:style-name="ce11"/>
        </table:table-row>
        <table:table-row table:style-name="ro1">
          <table:table-cell table:formula="of:=[.A8]+1" office:value-type="float" office:value="6">
            <text:p>6</text:p>
          </table:table-cell>
          <table:table-cell table:style-name="ce4" office:value-type="float" office:value="140">
            <text:p>140</text:p>
          </table:table-cell>
          <table:table-cell table:formula="of:=[.B9]*[.A9]" office:value-type="float" office:value="840">
            <text:p>840</text:p>
          </table:table-cell>
          <table:table-cell table:formula="of:=[.A9]^2" office:value-type="float" office:value="36">
            <text:p>36</text:p>
          </table:table-cell>
          <table:table-cell/>
          <table:table-cell table:style-name="ce9" table:formula="of:=[.B9]/[.$B$20]" office:value-type="percentage" office:value="1.40374331550802">
            <text:p>140,37%</text:p>
          </table:table-cell>
          <table:table-cell table:formula="of:=IF([.F9]&gt;(1+[.$B$2]);&quot;UP&quot;;IF([.F9]&lt;(1-[.$B$2]);&quot;DOWN&quot;;&quot;STABLE&quot;))" office:value-type="string" office:string-value="UP">
            <text:p>UP</text:p>
            <draw:frame table:end-cell-address="Analysis.K21" table:end-x="2.183cm" table:end-y="0.018cm" draw:z-index="0" draw:style-name="gr1" svg:width="8.471cm" svg:height="5.437cm" svg:x="2.241cm" svg:y="0cm">
              <draw:object draw:notify-on-update-of-ranges="Analysis.B4:Analysis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[.A9]+1" office:value-type="float" office:value="7">
            <text:p>7</text:p>
          </table:table-cell>
          <table:table-cell table:style-name="ce4" office:value-type="float" office:value="121">
            <text:p>121</text:p>
          </table:table-cell>
          <table:table-cell table:formula="of:=[.B10]*[.A10]" office:value-type="float" office:value="847">
            <text:p>847</text:p>
          </table:table-cell>
          <table:table-cell table:formula="of:=[.A10]^2" office:value-type="float" office:value="49">
            <text:p>49</text:p>
          </table:table-cell>
          <table:table-cell/>
          <table:table-cell table:style-name="ce9" table:formula="of:=[.B10]/[.$B$20]" office:value-type="percentage" office:value="1.21323529411765">
            <text:p>121,32%</text:p>
          </table:table-cell>
          <table:table-cell table:formula="of:=IF([.F10]&gt;(1+[.$B$2]);&quot;UP&quot;;IF([.F10]&lt;(1-[.$B$2]);&quot;DOWN&quot;;&quot;STABLE&quot;))" office:value-type="string" office:string-value="STABLE">
            <text:p>STABLE</text:p>
          </table:table-cell>
          <table:table-cell table:number-columns-repeated="3"/>
        </table:table-row>
        <table:table-row table:style-name="ro1">
          <table:table-cell table:formula="of:=[.A10]+1" office:value-type="float" office:value="8">
            <text:p>8</text:p>
          </table:table-cell>
          <table:table-cell table:style-name="ce4" office:value-type="float" office:value="180">
            <text:p>180</text:p>
          </table:table-cell>
          <table:table-cell table:formula="of:=[.B11]*[.A11]" office:value-type="float" office:value="1440">
            <text:p>1440</text:p>
          </table:table-cell>
          <table:table-cell table:formula="of:=[.A11]^2" office:value-type="float" office:value="64">
            <text:p>64</text:p>
          </table:table-cell>
          <table:table-cell/>
          <table:table-cell table:style-name="ce9" table:formula="of:=[.B11]/[.$B$20]" office:value-type="percentage" office:value="1.8048128342246">
            <text:p>180,48%</text:p>
          </table:table-cell>
          <table:table-cell table:formula="of:=IF([.F11]&gt;(1+[.$B$2]);&quot;UP&quot;;IF([.F11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1]+1" office:value-type="float" office:value="9">
            <text:p>9</text:p>
          </table:table-cell>
          <table:table-cell table:style-name="ce4" office:value-type="float" office:value="200">
            <text:p>200</text:p>
          </table:table-cell>
          <table:table-cell table:formula="of:=[.B12]*[.A12]" office:value-type="float" office:value="1800">
            <text:p>1800</text:p>
          </table:table-cell>
          <table:table-cell table:formula="of:=[.A12]^2" office:value-type="float" office:value="81">
            <text:p>81</text:p>
          </table:table-cell>
          <table:table-cell/>
          <table:table-cell table:style-name="ce9" table:formula="of:=[.B12]/[.$B$20]" office:value-type="percentage" office:value="2.00534759358289">
            <text:p>200,53%</text:p>
          </table:table-cell>
          <table:table-cell table:formula="of:=IF([.F12]&gt;(1+[.$B$2]);&quot;UP&quot;;IF([.F12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2]+1" office:value-type="float" office:value="10">
            <text:p>10</text:p>
          </table:table-cell>
          <table:table-cell table:style-name="ce4" office:value-type="float" office:value="205">
            <text:p>205</text:p>
          </table:table-cell>
          <table:table-cell table:formula="of:=[.B13]*[.A13]" office:value-type="float" office:value="2050">
            <text:p>2050</text:p>
          </table:table-cell>
          <table:table-cell table:formula="of:=[.A13]^2" office:value-type="float" office:value="100">
            <text:p>100</text:p>
          </table:table-cell>
          <table:table-cell/>
          <table:table-cell table:style-name="ce9" table:formula="of:=[.B13]/[.$B$20]" office:value-type="percentage" office:value="2.05548128342246">
            <text:p>205,55%</text:p>
          </table:table-cell>
          <table:table-cell table:formula="of:=IF([.F13]&gt;(1+[.$B$2]);&quot;UP&quot;;IF([.F13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3]+1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formula="of:=[.B14]*[.A14]" office:value-type="float" office:value="0">
            <text:p>0</text:p>
          </table:table-cell>
          <table:table-cell table:formula="of:=[.A14]^2" office:value-type="float" office:value="121">
            <text:p>121</text:p>
          </table:table-cell>
          <table:table-cell/>
          <table:table-cell table:style-name="ce9" table:formula="of:=[.B14]/[.$B$20]" office:value-type="percentage" office:value="0">
            <text:p>0,00%</text:p>
          </table:table-cell>
          <table:table-cell table:formula="of:=IF([.F14]&gt;(1+[.$B$2]);&quot;UP&quot;;IF([.F14]&lt;(1-[.$B$2]);&quot;DOWN&quot;;&quot;STABLE&quot;))" office:value-type="string" office:string-value="DOWN">
            <text:p>DOWN</text:p>
          </table:table-cell>
          <table:table-cell table:number-columns-repeated="3"/>
        </table:table-row>
        <table:table-row table:style-name="ro1">
          <table:table-cell table:formula="of:=[.A14]+1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formula="of:=[.B15]*[.A15]" office:value-type="float" office:value="120">
            <text:p>120</text:p>
          </table:table-cell>
          <table:table-cell table:formula="of:=[.A15]^2" office:value-type="float" office:value="144">
            <text:p>144</text:p>
          </table:table-cell>
          <table:table-cell/>
          <table:table-cell table:style-name="ce9" table:formula="of:=[.B15]/[.$B$20]" office:value-type="percentage" office:value="0.100267379679144">
            <text:p>10,03%</text:p>
          </table:table-cell>
          <table:table-cell table:formula="of:=IF([.F15]&gt;(1+[.$B$2]);&quot;UP&quot;;IF([.F15]&lt;(1-[.$B$2]);&quot;DOWN&quot;;&quot;STABLE&quot;))" office:value-type="string" office:string-value="DOWN">
            <text:p>DOWN</text:p>
          </table:table-cell>
          <table:table-cell table:number-columns-repeated="3"/>
        </table:table-row>
        <table:table-row table:style-name="ro1">
          <table:table-cell table:formula="of:=[.A15]+1" office:value-type="float" office:value="13">
            <text:p>13</text:p>
          </table:table-cell>
          <table:table-cell table:style-name="ce4" office:value-type="float" office:value="20">
            <text:p>20</text:p>
          </table:table-cell>
          <table:table-cell table:formula="of:=[.B16]*[.A16]" office:value-type="float" office:value="260">
            <text:p>260</text:p>
          </table:table-cell>
          <table:table-cell table:formula="of:=[.A16]^2" office:value-type="float" office:value="169">
            <text:p>169</text:p>
          </table:table-cell>
          <table:table-cell/>
          <table:table-cell table:style-name="ce9" table:formula="of:=[.B16]/[.$B$20]" office:value-type="percentage" office:value="0.200534759358289">
            <text:p>20,05%</text:p>
          </table:table-cell>
          <table:table-cell table:formula="of:=IF([.F16]&gt;(1+[.$B$2]);&quot;UP&quot;;IF([.F16]&lt;(1-[.$B$2]);&quot;DOWN&quot;;&quot;STABLE&quot;))" office:value-type="string" office:string-value="DOWN">
            <text:p>DOWN</text:p>
          </table:table-cell>
          <table:table-cell table:number-columns-repeated="3"/>
        </table:table-row>
        <table:table-row table:style-name="ro1">
          <table:table-cell table:formula="of:=[.A16]+1" office:value-type="float" office:value="14">
            <text:p>14</text:p>
          </table:table-cell>
          <table:table-cell table:style-name="ce4" office:value-type="float" office:value="30">
            <text:p>30</text:p>
          </table:table-cell>
          <table:table-cell table:formula="of:=[.B17]*[.A17]" office:value-type="float" office:value="420">
            <text:p>420</text:p>
          </table:table-cell>
          <table:table-cell table:formula="of:=[.A17]^2" office:value-type="float" office:value="196">
            <text:p>196</text:p>
          </table:table-cell>
          <table:table-cell/>
          <table:table-cell table:style-name="ce9" table:formula="of:=[.B17]/[.$B$20]" office:value-type="percentage" office:value="0.300802139037433">
            <text:p>30,08%</text:p>
          </table:table-cell>
          <table:table-cell table:formula="of:=IF([.F17]&gt;(1+[.$B$2]);&quot;UP&quot;;IF([.F17]&lt;(1-[.$B$2]);&quot;DOWN&quot;;&quot;STABLE&quot;))" office:value-type="string" office:string-value="DOWN">
            <text:p>DOWN</text:p>
          </table:table-cell>
          <table:table-cell table:number-columns-repeated="3"/>
        </table:table-row>
        <table:table-row table:style-name="ro1">
          <table:table-cell table:formula="of:=[.A17]+1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formula="of:=[.B18]*[.A18]" office:value-type="float" office:value="0">
            <text:p>0</text:p>
          </table:table-cell>
          <table:table-cell table:formula="of:=[.A18]^2" office:value-type="float" office:value="225">
            <text:p>225</text:p>
          </table:table-cell>
          <table:table-cell/>
          <table:table-cell table:style-name="ce9" table:formula="of:=[.B18]/[.$B$20]" office:value-type="percentage" office:value="0">
            <text:p>0,00%</text:p>
          </table:table-cell>
          <table:table-cell table:formula="of:=IF([.F18]&gt;(1+[.$B$2]);&quot;UP&quot;;IF([.F18]&lt;(1-[.$B$2]);&quot;DOWN&quot;;&quot;STABLE&quot;))" office:value-type="string" office:string-value="DOWN">
            <text:p>DOWN</text:p>
          </table:table-cell>
          <table:table-cell table:number-columns-repeated="3"/>
        </table:table-row>
        <table:table-row table:style-name="ro1">
          <table:table-cell table:formula="of:=SUM([.A4:.A18])" office:value-type="float" office:value="120">
            <text:p>120</text:p>
          </table:table-cell>
          <table:table-cell table:formula="of:=SUM([.B4:.B18])" office:value-type="float" office:value="1496">
            <text:p>1496</text:p>
          </table:table-cell>
          <table:table-cell table:formula="of:=SUM([.C4:.C18])" office:value-type="float" office:value="9537">
            <text:p>9537</text:p>
          </table:table-cell>
          <table:table-cell table:formula="of:=SUM([.D4:.D18])" office:value-type="float" office:value="1240">
            <text:p>1240</text:p>
          </table:table-cell>
          <table:table-cell table:style-name="ce8" table:formula="of:=([.C19]-[.A19]*[.B19]/15)/([.D19]-[.A19]^2/15)" office:value-type="float" office:value="-8.68214285714286">
            <text:p>-8,68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1" office:value-type="string">
            <text:p>Average</text:p>
          </table:table-cell>
          <table:table-cell table:style-name="ce5" table:formula="of:=AVERAGE([.B4:.B18])" office:value-type="float" office:value="99.7333333333333">
            <text:p>99,73</text:p>
          </table:table-cell>
          <table:table-cell table:style-name="ce5" table:number-columns-repeated="2"/>
          <table:table-cell table:style-name="ce8"/>
          <table:table-cell table:style-name="ce5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16/07/2011</text:date>, <text:time>13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omenso</meta:initial-creator>
    <meta:creation-date>2011-07-16T11:48:57.79</meta:creation-date>
    <dc:date>2011-07-16T13:18:45.10</dc:date>
    <dc:creator>David Momenso</dc:creator>
    <meta:editing-duration>PT1H29M51S</meta:editing-duration>
    <meta:editing-cycles>3</meta:editing-cycles>
    <meta:generator>OpenOffice.org/3.3$Win32 OpenOffice.org_project/330m20$Build-9567</meta:generator>
    <meta:document-statistic meta:table-count="3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72cm" svg:height="5.438cm" xlink:href=".." xlink:type="simple" chart:class="chart:line" chart:style-name="ch1">
        <chart:plot-area chart:style-name="ch2" table:cell-range-address="Analysis.B4:Analysis.B18" svg:x="0.619cm" svg:y="0.567cm" svg:width="7.515cm" svg:height="4.343cm">
          <chartooo:coordinate-region svg:x="1.426cm" svg:y="0.779cm" svg:width="6.521cm" svg:height="3.4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nalysis.B4:Analysis.B18" chart:class="chart:line">
            <chart:regression-curve chart:style-name="ch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nalysis.B4:Analysi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